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d6e" officeooo:paragraph-rsid="00174d6e"/>
    </style:style>
    <style:style style:name="P2" style:family="paragraph" style:parent-style-name="Standard">
      <style:text-properties officeooo:rsid="0018ef17" officeooo:paragraph-rsid="0018ef17"/>
    </style:style>
    <style:style style:name="P3" style:family="paragraph" style:parent-style-name="Standard">
      <style:text-properties officeooo:rsid="0019f0f0" officeooo:paragraph-rsid="0019f0f0"/>
    </style:style>
    <style:style style:name="P4" style:family="paragraph" style:parent-style-name="Standard">
      <style:text-properties officeooo:rsid="001cc218" officeooo:paragraph-rsid="001cc218"/>
    </style:style>
    <style:style style:name="P5" style:family="paragraph" style:parent-style-name="Standard">
      <style:text-properties officeooo:rsid="001cd10b" officeooo:paragraph-rsid="001cd10b"/>
    </style:style>
    <style:style style:name="P6" style:family="paragraph" style:parent-style-name="Standard">
      <style:text-properties officeooo:rsid="002096b8" officeooo:paragraph-rsid="002096b8"/>
    </style:style>
    <style:style style:name="P7" style:family="paragraph" style:parent-style-name="Standard">
      <style:text-properties officeooo:rsid="0021a1e2" officeooo:paragraph-rsid="0021a1e2"/>
    </style:style>
    <style:style style:name="T1" style:family="text">
      <style:text-properties officeooo:rsid="0018ef17"/>
    </style:style>
    <style:style style:name="T2" style:family="text">
      <style:text-properties officeooo:rsid="001ae9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ummary:</text:p>
      <text:p text:style-name="P1"/>
      <text:p text:style-name="P1">We have been asked to assess whether or not the number of balls impacts the the probability of the umpire calling <text:span text:style-name="T1">a strike.</text:span></text:p>
      <text:p text:style-name="P6"/>
      <text:p text:style-name="P6">The box plot below shows how the probability of the umpire calling strike differs from when there has been no balls, to when there have been three.</text:p>
      <text:p text:style-name="P6"/>
      <text:p text:style-name="P6">&lt;insert boxplot&gt;</text:p>
      <text:p text:style-name="P6"/>
      <text:p text:style-name="P7"/>
      <text:p text:style-name="P1"/>
      <text:p text:style-name="P2">Methods:</text:p>
      <text:p text:style-name="P2"/>
      <text:p text:style-name="P4">We only really cared about the fringe zone; this zone is described as a spatial area over the home plate where the border of the strike zone in unclear. When geometrically graphed, this area where pitches are either called strike or ball by the umpire overlap. This zone is what we care about and thus the only data observations that we worked with. </text:p>
      <text:p text:style-name="P4"/>
      <text:p text:style-name="P3">We <text:span text:style-name="T2">found that between a Random Forest and Adaptive Boosting model, the </text:span>&lt;insert model&gt; model <text:span text:style-name="T2">wih hyperparameters &lt;insert hyperparams&gt; </text:span>to that we found ideal by training with 5-Fold Cross Validation. This method of model validation was chosen because we need something that was computationally inexpensiv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3:42:18.575310246</meta:creation-date>
    <dc:date>2024-05-16T15:22:14.426193459</dc:date>
    <meta:editing-duration>PT52M35S</meta:editing-duration>
    <meta:editing-cycles>6</meta:editing-cycles>
    <meta:generator>LibreOffice/7.3.7.2$Linux_X86_64 LibreOffice_project/30$Build-2</meta:generator>
    <meta:document-statistic meta:table-count="0" meta:image-count="0" meta:object-count="0" meta:page-count="1" meta:paragraph-count="7" meta:word-count="162" meta:character-count="957" meta:non-whitespace-character-count="800"/>
  </office:meta>
</office:document-meta>
</file>